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style:font-size-asian="16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1.5pt solid #00000a"/>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1.5pt solid #00000a"/>
      <style:text-properties fo:color="#ff0000" fo:font-size="16pt" style:font-size-asian="16pt"/>
    </style:style>
    <style:style style:name="P4" style:family="paragraph" style:parent-style-name="Standard">
      <style:paragraph-properties fo:margin-left="0cm" fo:margin-right="0cm" fo:text-indent="1.249cm" style:auto-text-indent="false"/>
      <style:text-properties fo:font-size="16pt" style:font-size-asian="16pt"/>
    </style:style>
    <style:style style:name="P5" style:family="paragraph" style:parent-style-name="Standard">
      <style:paragraph-properties fo:margin-left="0cm" fo:margin-right="0cm" fo:text-indent="1.249cm" style:auto-text-indent="false"/>
      <style:text-properties officeooo:paragraph-rsid="001ee491"/>
    </style:style>
    <style:style style:name="P6" style:family="paragraph" style:parent-style-name="Standard" style:master-page-name="Standard">
      <style:paragraph-properties style:page-number="auto"/>
    </style:style>
    <style:style style:name="P7" style:family="paragraph" style:parent-style-name="Footer">
      <style:paragraph-properties fo:text-align="end" style:justify-single-word="false"/>
    </style:style>
    <style:style style:name="P8" style:family="paragraph" style:parent-style-name="No_20_Spacing">
      <style:text-properties officeooo:paragraph-rsid="001ee491"/>
    </style:style>
    <style:style style:name="T1" style:family="text">
      <style:text-properties fo:font-size="16pt" style:font-size-asian="16pt"/>
    </style:style>
    <style:style style:name="T2" style:family="text">
      <style:text-properties fo:font-size="16pt" officeooo:rsid="001ee491" style:font-size-asian="16pt"/>
    </style:style>
    <style:style style:name="T3" style:family="text">
      <style:text-properties fo:color="#ff0000" fo:font-size="16pt" style:font-size-asian="16pt"/>
    </style:style>
    <style:style style:name="T4" style:family="text">
      <style:text-properties fo:color="#ff0000" fo:font-size="16pt" officeooo:rsid="001ee491" style:font-size-asian="16pt"/>
    </style:style>
    <style:style style:name="T5"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NOM</text:span><text:span text:style-name="T1"><text:tab/><text:tab/><text:tab/><text:tab/><text:tab/><text:tab/><text:tab/><text:tab/><text:tab/><text:tab/></text:span><text:span text:style-name="T2">XX-XX-XXXX</text:span><text:span text:style-name="T1"><text:line-break/></text:span><text:span text:style-name="T2">Prénom</text:span><text:span text:style-name="T1"><text:tab/><text:tab/><text:tab/><text:tab/><text:tab/><text:tab/><text:tab/><text:tab/><text:tab/>Semaine </text:span><text:span text:style-name="T2">XX</text:span></text:p>
      <text:p text:style-name="P2"><text:span text:style-name="T3">Suivi de Projet – Projet Arcanor</text:span></text:p>
      <text:p text:style-name="P3"/>
      <text:p text:style-name="P1"/>
      <text:p text:style-name="Standard"><text:span text:style-name="T3">Résumé :</text:span></text:p>
      <text:p text:style-name="P5"><text:span text:style-name="T2">L</text:span><text:span text:style-name="T1">orem ipsum dolor sit amet, consectetur adipiscing elit. Duis sollicitudin lacinia nunc, in dapibus ipsum porttitor in. Pellentesque habitant morbi tristique senectus et netus et malesuada fames ac turpis egestas. Quisque vel orci eget nisi suscipit placerat. Donec fermentum quam nec neque luctus laoreet. Nunc ornare rhoncus condimentum. Sed ac sapien in odio vulputate varius. In hac habitasse platea dictumst. </text:span></text:p>
      <text:p text:style-name="P5"><text:span text:style-name="T1"/></text:p>
      <text:p text:style-name="P5"><text:span text:style-name="T1">Sed varius, tellus sed accumsan hendrerit, velit diam gravida nulla, ut tempus nunc lorem vel libero. Aenean pharetra diam eu urna consectetur mattis id ornare tortor. Fusce in dolor ipsum. Suspendisse vestibulum, augue in sollicitudin egestas, mi neque pulvinar lectus, sed tempor diam dolor a eros. Quisque a dui lacus. Quisque venenatis lorem odio, ac suscipit tellus lobortis vitae. Sed malesuada id sapien vel placerat</text:span></text:p>
      <text:p text:style-name="P4"/>
      <text:p text:style-name="P4"/>
      <text:p text:style-name="P4"/>
      <text:p text:style-name="P4"/>
      <text:p text:style-name="P4"/>
      <text:p text:style-name="Standard"><text:soft-page-break/><text:span text:style-name="T3"/></text:p>
      <text:p text:style-name="Standard"><text:span text:style-name="T3"><text:tab/>Annexe :</text:span></text:p>
      <text:p text:style-name="No_20_Spacing"><text:span text:style-name="T3">Arcanor.java</text:span></text:p>
      <text:p text:style-name="No_20_Spacing">package arcanor;</text:p>
      <text:p text:style-name="No_20_Spacing"/>
      <text:p text:style-name="No_20_Spacing">/**</text:p>
      <text:p text:style-name="No_20_Spacing"><text:s/>* Cette classe est la classe qui lance le jeu</text:p>
      <text:p text:style-name="No_20_Spacing"><text:s/>*/</text:p>
      <text:p text:style-name="No_20_Spacing">public class Arcanor{</text:p>
      <text:p text:style-name="No_20_Spacing"/>
      <text:p text:style-name="No_20_Spacing"><text:s text:c="3"/>/**</text:p>
      <text:p text:style-name="No_20_Spacing"><text:s text:c="4"/>* Vrai si jeu fini</text:p>
      <text:p text:style-name="No_20_Spacing"><text:s text:c="4"/>*/</text:p>
      <text:p text:style-name="No_20_Spacing"><text:s text:c="3"/>private boolean end;</text:p>
      <text:p text:style-name="No_20_Spacing"/>
      <text:p text:style-name="No_20_Spacing"><text:s text:c="3"/>/**</text:p>
      <text:p text:style-name="No_20_Spacing"><text:s text:c="4"/>* Routine principale de lancement</text:p>
      <text:p text:style-name="No_20_Spacing"><text:s text:c="4"/>* @param arg arguments possibles</text:p>
      <text:p text:style-name="No_20_Spacing"><text:s text:c="4"/>*/</text:p>
      <text:p text:style-name="No_20_Spacing"><text:s text:c="3"/>public static void main(String[] arg) {</text:p>
      <text:p text:style-name="No_20_Spacing"/>
      <text:p text:style-name="No_20_Spacing"><text:s text:c="3"/>}</text:p>
      <text:p text:style-name="No_20_Spacing">}</text:p>
      <text:p text:style-name="Subtitle"/>
      <text:p text:style-name="P8"><text:span text:style-name="T4">Lorem</text:span><text:span text:style-name="T3">.java</text:span></text:p>
      <text:p text:style-name="P8">package arcanor;</text:p>
      <text:p text:style-name="P8"/>
      <text:p text:style-name="P8">/**</text:p>
      <text:p text:style-name="P8"><text:s/>* Cette classe est la classe qui lance le jeu</text:p>
      <text:p text:style-name="P8"><text:s/>*/</text:p>
      <text:p text:style-name="P8">public class Arcanor{</text:p>
      <text:p text:style-name="P8"/>
      <text:p text:style-name="P8"><text:s text:c="3"/>/**</text:p>
      <text:p text:style-name="P8"><text:s text:c="4"/>* Vrai si jeu fini</text:p>
      <text:p text:style-name="P8"><text:s text:c="4"/>*/</text:p>
      <text:p text:style-name="P8"><text:s text:c="3"/>private boolean end;</text:p>
      <text:p text:style-name="P8"/>
      <text:p text:style-name="P8"><text:s text:c="3"/>/**</text:p>
      <text:p text:style-name="P8"><text:s text:c="4"/>* Routine principale de lancement</text:p>
      <text:p text:style-name="P8"><text:s text:c="4"/>* @param arg arguments possibles</text:p>
      <text:p text:style-name="P8"><text:s text:c="4"/>*/</text:p>
      <text:p text:style-name="P8"><text:s text:c="3"/>public static void main(String[] arg) {</text:p>
      <text:p text:style-name="P8"/>
      <text:p text:style-name="P8"><text:s text:c="3"/>}</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loext:graphic-properties draw:fill="solid" draw:fill-color="#d9d9d9"/>
      <style:paragraph-properties fo:margin-top="0cm" fo:margin-bottom="0cm" loext:contextual-spacing="false" fo:line-height="100%" fo:text-align="start" style:justify-single-word="false" fo:orphans="2" fo:widows="2" fo:background-color="#d9d9d9" fo:padding-left="0.141cm" fo:padding-right="0.141cm" fo:padding-top="0.035cm" fo:padding-bottom="0.035cm" fo:border="0.51pt solid #00000a" style:writing-mode="lr-tb"/>
      <style:text-properties fo:color="#548dd4" style:font-name="Courier New" fo:font-family="'Courier New'" style:font-family-generic="roman" style:font-pitch="variable"/>
    </style:style>
    <style:style style:name="Horizontal_20_Line" style:display-name="Horizontal Line"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officejvG2</meta:initial-creator>
    <meta:editing-cycles>5</meta:editing-cycles>
    <meta:print-date>2018-05-24T06:58:00</meta:print-date>
    <meta:creation-date>2018-05-24T06:16:00</meta:creation-date>
    <dc:date>2018-05-24T09:10:34.630406599</dc:date>
    <meta:editing-duration>PT49M59S</meta:editing-duration>
    <meta:generator>LibreOffice/5.3.7.2.0$Linux_X86_64 LibreOffice_project/30$Build-2</meta:generator>
    <meta:document-statistic meta:table-count="0" meta:image-count="0" meta:object-count="0" meta:page-count="2" meta:paragraph-count="41" meta:word-count="239" meta:character-count="1524" meta:non-whitespace-character-count="12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